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89FE346BA527A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width="17cm" svg:height="9.562cm" draw:z-index="0"><draw:image xlink:href="Pictures/100000000000078000000438C89FE346BA527A7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0:46:19.521000000</meta:creation-date>
    <dc:date>2021-02-21T13:08:20.862000000</dc:date>
    <meta:editing-duration>PT2H10M1S</meta:editing-duration>
    <meta:editing-cycles>2</meta:editing-cycles>
    <meta:generator>LibreOffice/6.1.4.2$Windows_x86 LibreOffice_project/9d0f32d1f0b509096fd65e0d4bec26ddd1938fd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